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СНЫ</text:p>
      <text:p text:style-name="P3"/>
      <text:p text:style-name="P3">1</text:p>
      <text:p text:style-name="P2"/>
      <text:p text:style-name="P5">Без Нива ей часто снились сны. Ночи были тусклые и душные. Очиститель воздуха у окна чуть слышно шелестел, а иногда и вовсе замолкал, словно захлебываясь уличной гарью. Этот шум поначалу не давал Ане уснуть, но потом ей начинало казаться, что это чье-то неровное больное дыхание - будто бы, забывшись во сне, перестаешь дышать, а потом просыпаешь, вздрогнув, от сонного удушья.</text:p>
      <text:p text:style-name="P5">Ее начинала будить тишина.</text:p>
      <text:p text:style-name="P5">Комната без электричества, лишь бледно освещенная синими отблесками из окна, казалась больше чем обычно. Все предметы вокруг - тумбочка, стол с приемником, даже часть перевернутой в пустоте кровати - теряли свой привычный дневной облик и медленно исчезали, отсупая в неравномерную темноту. Ана начинала всем телом ощущать страшную окружающую ее пустоту.</text:p>
      <text:p text:style-name="P5">Единственным, что связывало эту лишенную сна ночь и то время, когда вновь, после холодного молчания, заработают радио-станции, были запахи - жар и песок, принесенные ей много часов назад с улицы, резкая кислотная вонь препарата, вызывающего безразличие, смутный аромат сладкого супа из рафинированного концентрата, который Ана ела перед сном. Этот неприятный вкус все еще чувствовался во рту. Левая рука болела в месте от уколов. Ана представляла, что за окном не улица в призрачном свете газовых рожков, а мертвая безветренная пустыня, под пронзительно черным ночным небом, белесый, странно выцветший песок, одинаковые покатые дюны, которые тянутся до перевернутого горизонта, нарушая законы перспективы.</text:p>
      <text:p text:style-name="P5">Ана думала, что пролежит так всю ночь - в темноте, воображая вокруг себя безмолвные просторы спящих земель, чувствуя ноющую боль в руке и тошноту от растворимого супа. Утром Ана уже и не понимала, как, в какой момент, она смогла, наконец, заснуть. Но она всегда помнила, какие ей снились сны.</text:p>
      <text:p text:style-name="P5">Ана видела то, чего в жизни не видела никогда.</text:p>
      <text:p text:style-name="P5">Облака над городом, густые и светлые, как невесомый тающий в воздухе пар, которые постепенно превращались в темные ненастные тучи. Дождь, во время которого никто не разбегался по домам, не начинали аварийно мигать огни на эстакадах, и люди, напротив, сами выходили на улицы, смотрели на пасмурное небо, вытирая мокрые счастливые лица, а по тротуарам бурлили пенистые ручьи, вода стекала по расписанным стенам зданий, смывая яркую наложенную в несколько слоев краску. <text:soft-page-break/>Просторные поля и холмы - одинаковые, точно один и тот же пейзаж отражался в воздухе, повторяясь до тех пор, пока хватало зрения - где по каким-то причудливым причинам можно было дышать без респираторной маски, и дыхание от холода обращалось в пар. Звездное небо, сотни неразборчивых созвездий, крохотные песчинки, яркие и туслые, разница в силе свечения которых придавала черному небу какую-то фантастическую глубину, и казалось, что над застывшими ночными улицами открывается вся вселенная, свет, бесконечно помноженный на темноту по непостижимым законам мироздания.</text:p>
      <text:p text:style-name="P5">Но потом эти образы сменялись другими, знакомыми и пугающими.</text:p>
      <text:p text:style-name="P5">Ана видела страшные черные корабли, невыносимо огромные, как ни одно из городских строений, которые в облаке огня поднимались над землей, затмевая собой солнце, превращаясь день в глубокую ночь. Непонятные сооружения, исполинские башни, похожие на древние храмы, такие высокие, что поднимались ввысь через всю атмосферу. Длинные коридоры, узкие и едва освещенные, с гаснущими лампами, чередовавшимися с пустотой, которые неотвратимо смыкались в один бесконечный тоннель, словно неправильный лабиринт, где всегда окажешься в одном и том же месте, куда бы ты ни пошла.</text:p>
      <text:p text:style-name="P5">И ей снился Нив.</text:p>
      <text:p text:style-name="P5">Именно он был во всех ее снах, он был в тех гигантских кораблях, сжигавших небо , его она искала в темных обманчивых лабиринтах. Ана хотела подойти к нему, но не могла - он лишь все больше отдалялся от нее. Ана хотела оклинуть его, но с ужасом понимала, что не может вспомнить, как его зовут.</text:p>
      <text:p text:style-name="P5">У него больше не было имени.</text:p>
      <text:p text:style-name="P5">Яркий дневной дождь превращался в пасмурную ночь, синяя долина, где воздух был чист и прохладен, сменялась затхлыми коридорами, тускло освещенными газовыми рожками на потолке. Сон постепенно переходил в другую фазу, когда образы, возникшие где-то на грани безумия и памяти, становятся пугающе похожи на действительность, и ты начинаешь безоговорочно верить всему, что происходит вокруг.</text:p>
      <text:p text:style-name="P5">Он никогда не был один.</text:p>
      <text:p text:style-name="P5">Ана видела его с другой женщиной, невысокой и худощавой - он шел вместе с ней по невзрачному коридору института, другие людей не было, а свет плавно гас за их спиной. Близился час эфира, говорить было запрещено. Но он упорно что-то шептал на ухо своей спутнице, обминая ее за плечо, и та отзывчиво улыбалась, прижималась к Ниву, не обращая внимания на темноту, которая неотвратимо надвигалась на них.</text:p>
      <text:p text:style-name="P5">Ане было больно и обидно, ей не хотелось верить в его предательство. Нет, это не мог быть он, это кто-то другой, страшное <text:soft-page-break/>наваждение, жестокий обман. Но Ана не могла обознаться. Он уже невозмутимо целовал другую женщину, игриво привлекая ее к себе. Женщина громко смеялась, как-то неестественно откидывая назад голову, точно кукла. У нее были длинные черные волосы, худые плечи и блестящие неподвижные <text:s/>глаза, с расширенными зрачками как у пьяной.</text:p>
      <text:p text:style-name="P5">Они не видели ее, она для них не существовала.</text:p>
      <text:p text:style-name="P5">Ана плакала во сне, отворачивалась, закрыв руками лицо, но все равно слышала их шепот, влажные звуки поцелуев, шелест одежды. Вся ее жизнь - мучительное ожидание, из-за которого считаешь в обратном порядке дни и, дойдя до самого конца, до последней даты, вновь начинаешь сначала, удушливое одиночество по вечерам, наедине с помехами по радио и подсвеченной газом ночью, вечно одинаковой, сколько бы ни минуло лет, воспоминания о тех днях, когда они еще были вместе, о том, как они прощались, о том, как он возвращался и уезжал - все это теряло смысл, обесцвечивалось, как череда малозначительных видений, ведь она не нужна ему больше, он забыл о ней, <text:s/>как будто и она, и весь этот перевернутый мир, город на границе песков, поезда и даже приступы удушья по вечерам продолжали жить лишь в его памяти, и в тот момент, когда он поцеловал незнакомую женщину с худыми плечами, бесследно сгинули, перестали существовать.</text:p>
      <text:p text:style-name="P5">Ближе к пробуждению сон становился хаотичным и бессвязным, яркие головокружительные образы сменяли один другой, как если бы ускорялось само течение времени, и необратимо искажались законы сновидения, благодаря которым оно обретало краткую стремительную жизнь. Путались мысли, смешивались краски, гасли звуки, вырождаясь в тишину. Все вокруг становилось призрачным и зыбким, нарушалась сама плотность пространства, как у пустынных миражей, превращающихся в знойную дымку, стоит лишь миновать очередной бархан, как будто та призрачная субстанция, которая связывала сны, придавая им очертания и цвет, начинала распадаться с приближением рассвета.</text:p>
      <text:p text:style-name="P5">Ане казалось, что все вокруг рассыпается как пепел после пожара, а ветер уносит этот невесомый прах, оголяя пустоту, которая их окружает. Становилось душно, воздух казался выгоревшим и пустым, точно вобравшим в себя горечь чужого дыхания, и пах то ли песком, то ли пылью - как в маленькой плотно закрытой комнатке, где едва работает очиститель.</text:p>
      <text:p text:style-name="P5">И неожиданно она вспоминала его имя. И выкрикивала его сквозь слезы - с ненавистью, как проклятие. Нив, вздрогнув, замирал, другая женщина исчезала как призрак, и Ана внезапно видела, как он начинает проваливаться в бессветную космическую пустоту. В глазах его читался страх и непонимание, словно все, что происходило до этого, и вправду было лишь навязчивым миражем, навеянном вечной близостью <text:soft-page-break/>бесконечной пустыни, и только теперь - это он, настоящий, тот, кто всегда помнит, тот, кого она ждет, и он наконец увидел ее, но его затягивает в вакуум, в пустоту.</text:p>
      <text:p text:style-name="P5">Ана понимала, что совершила что-то непоправимое, она кричала Ниву, умоляла простить - в этот миг ей хотелось пожертвовать всем, даже теми днями, которые оставились у нее перед тем, как тело вновь привыкнет к препаратам, и она опять начнет задыхаться во сне, только бы подарить ему хотя бы еще одно мгновение жизни. Но космическая темнота была неотвратима - как и пробуждение в душной комнате, с резким судорожным вздохом, словно вынырнув из тяжелого забытья.</text:p>
      <text:p text:style-name="P5">И по-прежнему едва работал очиститель воздуха. Дождь так и не пошел, было все еще темно. На тумбочке у постели лежали шприц и ампула, заготовленные перед сном.</text:p>
      <text:p text:style-name="P5"/>
      <text:p text:style-name="P3">2</text:p>
      <text:p text:style-name="P5"/>
      <text:p text:style-name="P5">Нив всегда сам заботился об утренней инъекции перед отъездом, она почти разучилась делать это сама, поэтому даже шприц на тумбочке в первые секунды после пробуждения, возвращения в тусклую действительность, напоминал ей о том, что его больше нет. </text:p>
      <text:p text:style-name="P5">Ана встала не сразу и еще какое-то время лежала на постели, пытаясь прийти в себя после страшного непонятного сна, который снился ей уже множество раз подряд. Действительность - это то, что начинается с пробуждения и укола в вену на левой руке. Ана представляла голос Нива - как он говорит ей что-то об уколах - и вновь начинала засыпать. Вот здесь бьется венка. Резкий запах шара, которым он смачивал ватку, чтобы протереть ей кожу на руке. Но тут начинало хрипеть разбуженное радио, отрывистый треск грубо встревал в ровное течение ее мыслей, мешал воспоминаниям и зыбкому наступающему сну, и какой-то рефлектный неосознанный порыв прекратить этот надсадный шум, убавить громкость, выдернуть приемник из сети оказывался сильнее, чем даже чем сонная слабость и нежелание вставать.</text:p>
      <text:p text:style-name="P5">Сегодня был выходной - институт закрыли на перерыв длиною в день после оглушающего эфира, явления первичного анализатора - но Ана не могла оставаться дома, где пахло едким химическим препаратом после укола, а на столе лежал список неработающих радио-частот. </text:p>
      <text:p text:style-name="P5">Ане нужно было куда-нибудь пойти.</text:p>
      <text:p text:style-name="P5">Она и сама не понимала, зачем, куда собирается, когда спешно одевала куртку. Начинался преждевременный рассвет - казалось, что яркое багровое зарево поднимается со спящих земель, там, где стояли огромные перерабатывающие заводы. Где-то на восточной окраине города в это <text:soft-page-break/>время поднимался в воздух сияющий аэростат, чтобы пересечь все городское пространство, размеченное полосками кварталов и стальным кольцами эстакад, и скрыться на западе, плавно снижаясь, едва не касаясь остроконечных крыш высоких зданий в абитинском стиле, раскрашенных в яркие праздничные цвета. Ана почему-то представляла, как в тех районах, над которым пролетал медлительный дирижабль, переставали работать все радио-приемники, а в некоторых домах даже отключался свет.</text:p>
      <text:p text:style-name="P5">Ей нужно было идти. Город постепенно приходил в себя, бледнели и таяли тени, появлялись прохожие, торопливо материализуясь из пустоты. Ана чувствовала их взгляды, но не успевала рассмотреть лиц. Остановившись у проулка, который вел к соседней магистрали, Ана прислонилась к обшарпанной стене здания, прижавшись к нему руками, ощущая тяжесть собственного тела, плотный глубокий дорожный камень под ногами, от которого уже начинало исходить тепло, словно пытаясь восстановить точку опоры.</text:p>
      <text:p text:style-name="P5">Ана направилась на Гарни - ближайшую к ее дому станцию после Нивартана - идти до Самкары не было ни желания, ни сил.</text:p>
      <text:p text:style-name="P5">Она села на первый же поезд в сторону северо-востока - туда, где серые здания, похожие издали на отраженную в тяжелом воздухе тень, заслоняли линию горизонта, багровый облачный рассвет, что создавало чувство какой-то мнимой бесконечной протяженности, точно город в этом направлении не обрывался никогда.</text:p>
      <text:p text:style-name="P5">Ана еще никогда не ездила в таком направлении по этой линии - или же просто не могла вспомнить, когда ей приходилось садиться на поезд с этого перрона.</text:p>
      <text:p text:style-name="P5">Вагон поначалу был почти пустым. Ярко сверкали окна, когда состав выезжал на открытую сторону улиц, и эти отблески странно усиливали ощущение окружающей ее пустоты. Солнечные блики падали на незанятые скамьи, отражались от поручней, скользили по затоптанному полу. Эстакада иногда поднималась вверх на несколько эстажей, поезд стремительно взлетал над улицей и казалось, будто бы они плывут в потоках раскаленного воздуха, навстречу занимавшемуся солнцу.</text:p>
      <text:p text:style-name="P5">Город с течением неторопливого <text:s/>утреннего времени или же по мере приближения к центральным районам волнующе оживал. Они пересекали соседние линии, идущие в направлении других окраин - и нередко в тот момент, когда по ним проходили поезда.</text:p>
      <text:p text:style-name="P5">Их состав, словно движимый ветром, слепо несся навстречу другому, и в тот момент, когда столкновение казалось неизбежным, взлетал вверх, повторяя контуры поднимавшейся над городом магистрали. Люди, которых Ана смутно успевала разглядеть в окне, спешно расходились по улицам. На перронах нетерпеливо толкались ожидающие, и постепенно в вагоны <text:soft-page-break/>набилась целая толпа - все скамейки были заняты, кто-то вис на поручнях, пожилой мужчина пытался открыть заевшую створку окна. </text:p>
      <text:p text:style-name="P5">Ана не понимала куда едет. Вся грудь ее горела, но дышать было необычно легко. Глядя в окно на незнакомые здания, торговые центры, храмы и одинаковые перроны станций, Ана вдруг понял, что ей все равно, куда отвезет поезд - только бы это движение не прекращалось, только бы продолжала играть музыка из динамиков над головой. Ане хотелось уехать подальше - от эстакады, по которой не ходят поезда, от своей тесной квартиры на восьмом этаже, от страшных снов и духоты.</text:p>
      <text:p text:style-name="P5">Северо-восточная линия рассекала несколько районов точно сверкающее лезвие. Высота скоростных путей постоянно менялась по неизвестным причинам. Стиль архитектуры и плотность застройки менялись в зависимости от улицы, жилые постройки и даже муниципальные здания становились ниже по мере приближения к горизонту, и даже улицы, едва успевшие ожить после ночного сна, снова пустели. Эстакада пролегала над тесными кварталами, где тень от длинного бесшумного состава, который как будто бы приводили в движение электричество и ветер, затмевала утреннее солнце, вызывая краткое затмение, как мелькание темноты в глазах, проходя над пустырями и свалками, над заброшенными домами, которые подлежали немедленному сносу, но продолжали стоять, из года в год, медленно разрушаясь, напоминая закопченные развалины после бомбардировок. </text:p>
      <text:p text:style-name="P5">Линия не замыкалась в круг.</text:p>
      <text:p text:style-name="P5">На одной из станций, отыграв последнюю мелодию, похожую на электрический шум, поезд остановился напротив непривычно узкого отвесного перрона, нарушавшего монотонный стиль других станций и как будто не собирался уезжать.</text:p>
      <text:p text:style-name="P5">Люди стали спешно выходить из вагонов. У Аны возникло такое чувство, что все, ехавшие вместе с ней до невыразительных окраин на северо-восток, пропустили свои станции, забыли вовремя выйти и в итоге приехали не туда.</text:p>
      <text:p text:style-name="P5">Ана замешкалась, не сразу разобрав, что станция действительно конечная, и поезд дальше не пойдет. Вдалеке показался какой-то человек невысокого роста - он шел сквозь вагоны, постоянно опираясь на спинки сидений, как будто не мог передвигаться без помощи рук. Ана поначалу приняла его за полицейского - из-за неуместного совпадения цвета форменной одежды, превратившейся, когда человек приблизился, в наглухо застегнутый комбинезон - и испугалась, решив, что у нее снова будут проверять документы. Но мужчина, остановившись рядом с Аной, лишь что-то неразборчиво пробормотал, глядя на нее слезящимися глазами. Впрочем, все было понятно и без слов.</text:p>
      <text:p text:style-name="P5"><text:soft-page-break/>Ана вышла на перрон.</text:p>
      <text:p text:style-name="P5">Станция с пустыми флагштоками, которые забыли убрать после минувшего праздника красок, казалась заброшенной и пустой. Ветер усиливался порывами, поднимая с улиц пыль, и Ана даже прикрыла рукой глаза. Она почему-то представила, как развеваются на перроне невидимые флаги, синие и красные, ей даже послышался шелест материи, взволнованные разговоры людей, которые обращались в эхо, искажавшее слова, без конца повторяя звенящие окончания, подражая тому, как звучат голоса в отдалении, превращая в бессмыслицу человеческую речь. Раздались протяжные сигналы - первый, второй, третий, с каждым разом все тише, обрываясь на середине, точно невидимый громкоговоритель сбивался и пропускал отдельные ноты, - и поезд, простояший у перрона дольше обычного, стал медленно набирать скорость, утаскивая за собой пустые вагоны.</text:p>
      <text:p text:style-name="P5">Ана понятия не имела, где находится. Линия завершилась, эстакада, снижаясь над улицей, уходила через откосый поворот улицы куда-то дальше на запад, скрываясь за стеной темно-серого унылого здания. Это было похоже на невзрачную заброшенную окраину, однако пустыни вдалеке, Ана видела лишь слепые, без окон, муниципальные постройки, казавшиеся бесформенными массивами из цельного камня, приземистые жилые дома, пережившие несколько поколений жильцов, искусственно выровненные площадки за колючим ограждением, заваленные разлагающимися отходами - точно место будущего строительство, которое уже много лет как не могли начать.</text:p>
      <text:p text:style-name="P5">Ана стала проверять карманы в поисках схемы линий надземки - той самой, что несколько дней назад дала ей Ила, с пометками синей ручкой, - но схемы нигде не было. Вероятно, Ана давно уже выложила ее из куртки.</text:p>
      <text:p text:style-name="P5">Ана всегда путалась в линиях надземки. Словно те, кто выросли в городе, как-то естественно и непринужденно приобретали способность разбираться в направлениях и поездах, с самого рождения наблюдая за тем, как проносятся под окнами переполненные составы. Ана же провела детсво на окраине - там, где завершалась скоростная магистраль, гасли городские огни, и было много песка, однообразные дюны бесконечной пустыни, которая всегда казалась понятной и простой. И в то же время непостижимой.</text:p>
      <text:p text:style-name="P5">Ане никак не могла вникнуть в ту логику, в те загадочные законы и принципы, согласно которым проектировалась городская транспортная сеть - почему одни линии огибали кольцом городские районы, а другие обрывались посреди улицы, почему в вагонах играла музыка, почему музыка эта казалась ей такой пронзительно резкая - чтобы ее было легче запомнить или невозможно, - почему эстакады проходили на разной <text:soft-page-break/>высоте, спускаясь и поднимаясь над мостовой, а переходы между магистралями часто не обозначали на карте.</text:p>
      <text:p text:style-name="P5">Ана могла вернуться обратно - достаточно было лишь перейти на противоположную сторону улицы, на другой перрон - однако уезжать ей почему-то не хотелось. У нее вновь возникло чувство, что она приехала к кому-то на встречу, что она кого-то ждет.</text:p>
      <text:p text:style-name="P5"/>
      <text:p text:style-name="P3">3</text:p>
      <text:p text:style-name="P5"/>
      <text:p text:style-name="P5">Раньше Ана даже боялась надземки.</text:p>
      <text:p text:style-name="P5">Ее пугали поезда, само движение которых как будто нарушало законы природы, станции с отверстыми перронами, тянувшимися через всю улицу, запутанные переходы между линиями, <text:s/>полицейские в красных формах, которые часто появлялись в залах для ожидания и останавливали случайных людей. </text:p>
      <text:p text:style-name="P5">Как-то, когда Ану в очередной раз перевели в другой медицинский центр, где ей предписали проходить новое обследование, она полдня искала нужную станцию - длинное название, неверный адрес, продиктованный по коммутатору безразличным голосом, который отказался его поворить. Ане не помогала даже схема линий и советы случайных прохожих. Она уже отчаялась разобраться в том, как ей попасть на правильную линию, ту самую, которая отвезет ее на встречу с новым врачом. Непокорные поезда увозили ее все дальше и дальше, в неизвестном направлении, через незнакомые районы; линии, которые, казалось, должны были пересекаться, пролегали одна над другой, расходились в тоннелях, завершались необозначенным на схеме тупиком. Ана не понимала даже, как ей вернуться домой.</text:p>
      <text:p text:style-name="P5">На одной из станций, где было неуютно и шумно, и все люди как будто говорили на незнакомом ей языке, Ана решила, что никуда больше не поедет, что будет ждать здесь, не считая часов - пусть даже начнется час тишины, и ей придется провести в холле всю беззвучную насквозь синюю ночь - будет ждать, пока окончательно не разберется, пока наконец не поймет, как можно добраться до медицинского центра, где ее, наверное, никто уже и не ждет. </text:p>
      <text:p text:style-name="P5">Спустившись в холл, где не было даже полицейский, которые всегда могли подсказать маршрут, Ана спросила у одного мужчины, как ей доехать до станции, обозначенной неровной точкой на ее устаревшей карте, но тот лишь неуверенно покачал головой в ответ. К остальным Ана подойти не решалась - люди сторонились ее из-за респираторной маски.</text:p>
      <text:p text:style-name="P5">Ана уселась на скамейку напротив коммутатора и, тяжело вздыхая, - от волнения у нее затруднилось дыхание - склонилась над запутанной <text:soft-page-break/>схемой линий надземки.</text:p>
      <text:p text:style-name="P5">Из динамиков над ее головой время от времени раздавался отрывистый гудок - на станцию прибывал очередной поезд, приносивший суету и шум и людей, у которых Ана так и не отваживалась спросить дорогу. Слышились голоса и топот ног, распахивались двери перрона. Люди торопливо проходили мимо Аны - вот кто-то шел так быстро, что оступился, сбившись с ритма, не рассчитав шаг в неуклюжей спешке, и чуть не упал, видимо, ухватившись за что-то - можно было подумать, что они не хотят ни секунды задерживаться в этом обветшалом холле, где пахнет рассохшейся штукатуркой и затхлым смрадом из мусорного бака, рядом с которым сидела Ана. Но Ана не чувствовала запахов. Ей даже казалось, что респираторная маска с каждым вздохом издает глухое протяжное шипение, - как надрывный хрип, когда пытаешься вздохнуть через силу - и этот странный шум отпугивает прохожих.</text:p>
      <text:p text:style-name="P5">Какой-то мужчина - аккуратно выглаженные коричневые брюки, чистые новые ботинки с блестящими мысками - неожиданно остановился неподалеку от Аны. Это было противоестественно и необычно - в этом хаосе непрекрающейся спешки, когда другие боялись даже на секунду задержаться в холле станции. Ана быстро взглянула на него и вновь опустила голову. Мужчина был молод, но она не успела рассмотреть его лицо. Он продолжал стоять напротив, ожидая чего-то. Ана друг подумала, что мужчина хочет с ней заговорить, спросить о чем-то, быть может, он тоже потерялся и не может найти дорогу домой. Она невольно улыбнулась, представив, как будет ему помогать.</text:p>
      <text:p text:style-name="P5">Холл быстро опустел, никого, кроме них, уже не осталось, перестали раскачивать ведущие на улицу двери, динамик у потолка растерянно замолчал. Был краткий перерыв, немое затишье перед прибытием нового поезда. Мужчина прошелся вдоль скамейки, на которой сидела Ана, на секунду замер, как бы раздумывая о чем-то, а потом неторопливо направился к выходу. Ана, сама не понимая, зачем это делает - ведь никто из предыдущих прохожих, которых она донимала расспросами, так и не смог ей помочь - быстро поднялась со скамейки - замятая схема линий так и осталась лежать там, оставленная, уже не нужная - и, набрав полную грудь воздуха, насколько могла, громко оклинула его.</text:p>
      <text:p text:style-name="P5">Мужчина остановился. </text:p>
      <text:p text:style-name="P5">Он повернулся и посмотрел на Ану с недоумением и как будто даже страхом. Ана подошла к нему, часто вздыхая, взволнованно убирая прядь со лба.</text:p>
      <text:p text:style-name="P5">- Извините, - неуверенно проговорила она, - я немного заблудилась. Вы не могли бы мне помочь?</text:p>
      <text:p text:style-name="P5">Мужчина оторопело кивнул головой. <text:s/>Он был в новом тщательно <text:soft-page-break/>отглаженном костюме, хотя его куртка, темно-синяя, как у пилотов, с широким мягким воротником, не подходила по цвету к остальной одежде. На его руке были часы, почему-то остановившиеся, согласно которым давно уже наступил час тишины. </text:p>
      <text:p text:style-name="P5">Мужчина напряженно смотрел на респираторную маску Аны. </text:p>
      <text:p text:style-name="P5">Она принялась искать в одежде карту, нащупала смятую забытую записку, на которой от времени уже расплылись чернила, и снова сунула ее в карман. Ана точно боялась, что мужчина, молча стоявший перед ней поглаживая лацкан куртки рукой с остановившимися часами, нетерпеливо извинится, и уйдет, сославшись на то, что ему нужно спешить, так и не дождавшись, когда она найдет свою карту. Потом она вспомнила, что оставила схему на скамье.</text:p>
      <text:p text:style-name="P5">Они вернулись к скамейке. Ана взяла помятую схему линий и, взмахнув ей, словно отряхая от пыли, протянула ее мужчине.</text:p>
      <text:p text:style-name="P5">- Вот, - сказала она. - Мне нужно на Прапату. Но я никак не разберусь, как пересесть на эту вот линию...</text:p>
      <text:p text:style-name="P5">Мужчина аккуратно развернул, разгладил схему в своих руках.</text:p>
      <text:p text:style-name="P5">- Прапата? - переспросил он. - Сейчас посмотрим. Правда, я, честно говоря, тоже не очень...</text:p>
      <text:p text:style-name="P5">- Хуже меня, наверное, никто в этом не разбирается, - поспешила заверить его Ана. </text:p>
      <text:p text:style-name="P5">Она вдруг испугалась, что мужчина просто вернет ей бесполезную карту, с сожалением покачав головой. </text:p>
      <text:p text:style-name="P5">- Я уже с утра тут блуждаю, - сказала Ана.</text:p>
      <text:p text:style-name="P5">- Да, в этих схемах и правда можно запутаться, - сказал мужчина. - Они часто бывают... не совсем точными.</text:p>
      <text:p text:style-name="P5">Он немного оживился и даже улыбнулся Ане. Его перестала смущать респираторная маска, хотя он по-прежнему не решался смотреть Ане в глаза. Помощник Аны был молод, лишь немногим старше ее. Его лицо, плечи, руки - все это казалось Ане каким-то мучительно знакомым, как будто она встретила человека, которого знала много лет назад и успела уже почти забыть.</text:p>
      <text:p text:style-name="P5">- Вот, смотрите, - сказал мужчина, показывая Ане схему. Захватанный листок, весь в продолговатых складках, упрямо складывался пополам в его руке. - Отсюда вам нужно проехать три станции на юг, вот до этой станции, а там наверняка должен быть переход, хотя он здесь и не обозначен...</text:p>
      <text:p text:style-name="P5">Ана подумала, что сейчас он вернет ей карту надземки, попрощается, по-прежнему пытаясь не встречаться с ней взглядом, вяло улыбнется в ответ на ее благодарность, и уйдет, аккуратно шагая, точно боясь помять свои новые туфли, а она снова останется одна - неважно даже, поможет ли ей его наспех придуманный маршрут или вновь заведет на какую-нибудь <text:soft-page-break/>заброшенную окраину города, где уже много лет никто не живет. </text:p>
      <text:p text:style-name="P5">Его новая праздничная одежда выглядела так несоотвественно для унылого буднего дня. Ботинки, которые он до этого не одевал ни разу. Наверняка он спешит куда-то, кто-то давно его ждет.</text:p>
      <text:p text:style-name="P5">- Я что-то не так объясняю? - немного обиженно спросил мужчина.</text:p>
      <text:p text:style-name="P5">- Нет, нет, извините, - сказала Ана. - Я просто совсем уже запуталась. Я сегодня уже весь день... - Она вздохнула. - Меня, наверное, уже начинает пугать само слово "пересадка".</text:p>
      <text:p text:style-name="P5">- А хотите я вам тут нарисую? - предложил мужчина. - Здесь не все так страшно как может показаться на первый взгляд. Вполне можно во всем этом... У вас есть ручка?</text:p>
      <text:p text:style-name="P5">Ана стала проверять свои карманы, хотя и знала, что не взяла с собой ручку. Они молча стояли - Ана, пыталась найти то, чего у нее нет, а мужчина по-прежнему показывал ей развернутую карту, - не зная, что делать.</text:p>
      <text:p text:style-name="P5">- Давайте, я все-таки попробую объяснить, - начал мужчина. В голосе его слышалось нетерпение.</text:p>
      <text:p text:style-name="P5">Из динамика над ними раздался громкий гудок - новый поезд прибывал к платформе, - и Ана вздрогнула от неожиданности.</text:p>
      <text:p text:style-name="P5">- Давайте, - согласилась она.</text:p>
      <text:p text:style-name="P5">- Так вот, - продолжил мужчина. - Вам отсюда нужно доехать до станции...</text:p>
      <text:p text:style-name="P5">С перрона начали спускать люди - послышались голоса, звук шагов, затем новый пронзительный сигнал известил о том, что поезд отходит с перрона. Люди спешно выходили из холла, лишь мельком поглядывая на них. Мужчина что-то показывал пальцем на схеме, продолжая объяснять, как нужно сделать пересадку. Ана глубоко вздохнула - ей не хватала воздуха, - и ей снова показалось, что ее респираторная маска едко засвистела.</text:p>
      <text:p text:style-name="P5">Все приехавшие на станцию люди вышли из холла. Они снова остались одни. Мужчина перестал говорить и вежливо ждал, когда Ана скажет ему что-нибудь в ответ. И тут Ана решилась - ведь если он и откажется, если и правда куда-то спешит, жалея о том, что она задержала его на эти несколько неловких минут, то для нее все равно ничего не изменится - она просто поблагодарит его за беспокойство, извинится и попрощается, что ей придется сделать и и сейчас, даже если она ни о чем не попросит.</text:p>
      <text:p text:style-name="P5">- Извините, - дрогнувшим голосом сказала Ана. - Я понимаю, вы, наверное, куда-то... И это так... слишком много с моей стороны... Но, вы знаете, я...</text:p>
      <text:p text:style-name="P5">Ана вздохнула. Мужчина удивленно смотрел на нее, сжимая в руке <text:soft-page-break/>карту.</text:p>
      <text:p text:style-name="P5">- Я так намучалась сегодня, - сказала Ана. - Вы не могли бы... - и добавила чуть тише, - меня проводить.</text:p>
      <text:p text:style-name="P5">Мужчина не говорил ни слова, растерянно сминая уголок карты. Ана решила, что его молчание и есть ответ.</text:p>
      <text:p text:style-name="P5">- Еще раз извините, - сказала Ана. - Мне и правда не стоило... Я совсем не хотела быть такой навязчивой. Просто я сегодня... Большое спасибо вам за помощь, - и протянула руку, чтобы забрать карту.</text:p>
      <text:p text:style-name="P5">- Подождите, я... - проговорил мужчина. - Я в принципе не против. В конце концов, - улыбнулся он и в этот момент впервые посмотрел Ане прямо в глаза, - почему бы и нет?</text:p>
      <text:p text:style-name="P5">Она почувствовала приятное тепло в груди. Ее вдруг перестал беспокоить наступающий приступ удушья, хотя каждый вздох по-прежнему давался ей с трудом. Все события этого запутанного дня, бесполезный утренний укол, вызвавший только головную боль и <text:s/>тошноту, проблемы с дыханием, поиски медицинского центра, в существование которого она уже отказывалась верить, вдруг стали неважными, хотя она еще совсем недавно мечтала о том, чтобы ее метания поскорее закончились. Ана пожалела, что не может улыбнуться своему проводнику в ответ.</text:p>
      <text:p text:style-name="P5">- Ну что ж, - деловито сказал мужчина. - В таком случае нам нужно на противоположный перрон, - и отдал ей затертую схему линий, теперь уже и правда совсем не нужную.</text:p>
      <text:p text:style-name="P5">- Меня зовут Анасамарах, - сказала Ана таким голосом, словно извинялась за что-то.</text:p>
      <text:p text:style-name="P5">- А меня - Ниверт, - сказал мужчина. - Или Нив.</text:p>
      <text:p text:style-name="P5">Они вместе перешли улицу. Хотя Ана впервые за день чувствовала себя уверенно и спокойно - теперь не надо было ни о чем волноваться, постоянно сверяясь с картой движения поездов,</text:p>
      <text:p text:style-name="P5">можно довериться ему, Ниву, он знает, куда им нужна ехать, она уже не останется на незнакомой станции одна - дышать ей становилось все тяжелее, фильтры ее респираторной маски как будто совсем не пропускали воздух, и у Аны начинала обморочно кружиться голова. Но она старалась не подавать виду, не хотела выглядеть больной. </text:p>
      <text:p text:style-name="P5">Ана несколько раз переглядывалась с Нивом - он шел чуть впереди нее, они не говорили ни слова, пока поднимались на соседний перрон станции - стараясь улыбаться глазами. Она слышала где-то это выражение - улыбаться глазами, - хотя сама точно не понимала, что это значит. Ей хотелось снять респираторную маску.</text:p>
      <text:p text:style-name="P5">Поезда пришлось ждать недолго. Они стояли рядом, в конце перрона; Нив смотрел на пути, которые уходили в широкий неосвещенный тоннель <text:soft-page-break/>в конце улицы. Со стороны можно было подумать, что они пара</text:p>
      <text:p text:style-name="P5">Ана думала, что Нив наконец попросит у нее схему линий обратно - ведь нужно же ему уточнить маршрут, - и она обязательно спросит его о чем-то, придумает тему для разговора. Однако Нив не спрашивал у нее карту.</text:p>
      <text:p text:style-name="P5">Они продолжали молчать и в поезде - в вагонах было много свободных мест, но Нив не стал садиться, и Ана тоже встала рядом с ним, напротив помутневшего от грязи окна.</text:p>
      <text:p text:style-name="P5">- А что там такого интересного на Прапате, - наконец сказал Нив, - что вы ищете ее весь день?</text:p>
      <text:p text:style-name="P5">- Там медицинский центр, - сказала Ана.</text:p>
      <text:p text:style-name="P5">Нив понимающе кивнул головой. Было видно, как он слегка отстранился от Аны.</text:p>
      <text:p text:style-name="P5">Вечернее солнце тускло мелькало в оконном стекле, исчезая за высокими раскрашенными домами. Их полупустой состав, словно возвращавшийся в депо, начал усиленно замедляться под хрипение невыразительной музыки, похожей на электрический гул в проводах, которая смешивалась со скрежетом старого вагона.</text:p>
      <text:p text:style-name="P5">- Я не заразна, - сказала Ана.</text:p>
      <text:p text:style-name="P5">- Да, да, извините, - быстро проговорил Нив.</text:p>
      <text:p text:style-name="P5">- И не больна. Вернее...</text:p>
      <text:p text:style-name="P5">Ана глубоко вздохнула. В вагоне был тяжелый спертый воздух, боль в груди усиливалась, у Аны даже стали дрожать руки. Она могла бы попросить своего спутника приоткрыть окно, отодвинуть маленький продолговатый лючок наверху - так, чтобы в вагон прорвался порывистый искусственный ветер, холодный и резкий, как перед началом дождя, вместе с запахами, которых она не может почувствовать.</text:p>
      <text:p text:style-name="P5">но Ана боялась его об этом просить - ведь тогда он поймет, что ей плохо, что она не может дышать.</text:p>
      <text:p text:style-name="P5">- Это не совсем болезнь, - сказала Ана. - Просто...</text:p>
      <text:p text:style-name="P5">Она с трудом подбирала слова, пытаясь объяснить то, что не понимала сама. Было видно, что ей совсем не легко говорить об этом.</text:p>
      <text:p text:style-name="P5">- У меня есть некоторая... особенность, - сказала Ана. - И мне нужно время от времени проходить обследование.</text:p>
      <text:p text:style-name="P5">- Понятно, - сказал Нив.</text:p>
      <text:p text:style-name="P5">Поезд приближался к очередной станции - они выходили. С потолка зазвучал неторопливый музыкальный фрагмент, красивый и плавный, как те медитативные мелодии, что играли в храмах, самый ритм кототорых разительно не соответствует безостановочной будничной спешке. Потом динамик с резким треском замолчал.</text:p>
      <text:p text:style-name="P5">- И вообще со мной все в порядке. Я себе отлично чувствую, - сказала <text:soft-page-break/>Ана, когда они выходили на перрон.</text:p>
      <text:p text:style-name="P5">- Да, я действительно не имел... - не договорил Нив.</text:p>
      <text:p text:style-name="P5">Он огляделся по сторонам, прищуриваясь от яркого вечернего солнца. Какой-то человек, торопившийся в отбывающий поезд, толкнул его плечом. Первая пересадка.</text:p>
      <text:p text:style-name="P5">- А вы хорошо разбираетесь в надземке, - беспомощно сказала Ана.</text:p>
      <text:p text:style-name="P5">Она не понимала, о чем еще его можно спросить, достаточно ли они знакомы, чтобы она вообще могла задавать какие-либо вопросы, не решит ли он, что она черезчур навязчива и не бросит ли ее здесь, на очередно незнакомой станции, посреди этого желтого пустынного вечера и духоты.</text:p>
      <text:p text:style-name="P5">- Вовсе нет, - сказал Нив.</text:p>
      <text:p text:style-name="P5">Они шли по улице - до соседней линии - и Ана даже не знала, далеко это или близко. Она не помнила, как Нив показывал ей нужную магистраль на карте, к тому же масштабы схематического рисунка никогда не соответствовали реальности, короткие переходы казались длинными, а целые кварталы и широкие улицы теряли свлю протяженность, превращаясь лишь в маленькие едва заметные точки, словно даже измерение расстояний для карты производилось по каким-то особенным, непостижимым правилам.</text:p>
      <text:p text:style-name="P5">Нив шел слишком быстро, размашистым резким шагом, как у военных, и совсем не смотрел на Ану. Она с трудом поспевала за ним, грудь разрывало от боли, респираторная маска мешала дышать, но все равно не решалась попросить его ненадолго остановиться. Ана думала, что Нив торопиться вернуться домой. Удивительно, что он вообще согласился ей помочь.</text:p>
      <text:p text:style-name="P5">- На самом деле, - сказал Нив, оборачиваясь, словно чувствуя, что Ана начинает бессильно отставать, - я тоже не очень люблю надземку. Удивительно, что можно провести здесь всю жизнь и все равно не привыкнуть. Все постоянно меняется.</text:p>
      <text:p text:style-name="P5">- А вы давно в городе? - спросила Ана.</text:p>
      <text:p text:style-name="P5">- Да, - сказал Нив.</text:p>
      <text:p text:style-name="P5">- И я тоже.</text:p>
      <text:p text:style-name="P5">Он сбавил шаг, и Ане стало легче за ним поспевать. Почему-то все прохожие, попадавшиеся на пути, шли навстречу, к станции, через которую они приехали, как будто Нив тоже перепутал направления, и они опять шли в неправильную сторону.</text:p>
      <text:p text:style-name="P5">- Вы не подумайте, что я всегда такая, - сказала Ана. - Просто мне нечастно приходится ездить... Вернее, езжу я каждый день, но искать что-то...</text:p>
      <text:p text:style-name="P5">Нив хотел что-то сказать - возможно, снова о медицинском центре - но передумал.</text:p>
      <text:p text:style-name="P5"><text:soft-page-break/>- А вы где живете? - спросил он.</text:p>
      <text:p text:style-name="P5">- Неподалеку от Нивартана. Ну знаете, старый район...</text:p>
      <text:p text:style-name="P5">- Да, примерно представляю, - Нив хмыкнул. - Нивартан... Мне кажется, оттуда даже немножко ближе до Прапаты, чем с той станции, где мы встретились.</text:p>
      <text:p text:style-name="P5">- Хорошо хоть, что только немножко, - сказала Ана. - Думаю, я бы скоро начала спрашивать, как мне вернуться домой.</text:p>
      <text:p text:style-name="P5">Нив улыбнулся.</text:p>
      <text:p text:style-name="P5">- Как-то... неправильно с их стороны, что вам даже нормально не объясняют, как нужно проехать, - осторожно сказал он.</text:p>
      <text:p text:style-name="P5">- Возможно, мне и объясняли, но я... - Ана покачала головой. - Наверное, у меня просто неправильная схема.</text:p>
      <text:p text:style-name="P5">- Да, - согласился Нив. - Наверное, в этом все дело.</text:p>
      <text:p text:style-name="P5">Ана пожалела, что не может рассмеяться.</text:p>
      <text:p text:style-name="P5">Они наконец пришли к нужной станции, занимавшей первые этажи в недавно отстроенном жилом корпусе. В холле было необычно чисто и даже слегка прохладно - казалось, что можно дышать без респираторной маски.</text:p>
      <text:p text:style-name="P5">- А мне часто приходится ездить, - сказал Нив. - Я инженер. Занимаюсь... ну вы знаете...</text:p>
      <text:p text:style-name="P5">Полицейский в холле, утомленно ходивший рядом с коммутатором, поглядывал на них со скучающим интересом. Раздражающий гудок сообщил о приближении поезда.</text:p>
      <text:p text:style-name="P5"><text:s/>- А вы чем занимаетесь? - спросил Нив.</text:p>
      <text:p text:style-name="P5">Ана как будто ждала этого вопроса с самого начала их знакомства. Радио, фрагменты эфира, корабль, посылающий искаженные сигналы через миллиарды миль. В этом была вся ее жизнь. Ана не особенного беспокоилась о том, что многие из этих вещей категорически не рекомендовалось - как витиевато выражался кто-то из ее коллег, быть может, сам Сад - рассказывать за пределами института. Ей казалось, что она впервые в жизни говорила так увлеченно и долго. Ана даже забыла о том, что ей тяжело дышать.</text:p>
      <text:p text:style-name="P5">Нив заинтересовался ее рассказами - или же из вежливости изображал интерес. В новом поезде, которого им пришлось ждать, пока на перроне на набилась целая толпа народу, было уже довольно людно, однако Нив в этот раз сам поспешил занять свободные места у прохода.</text:p>
      <text:p text:style-name="P5">- Интересная, должно быть, у вас работа, - сказал он, когда поезд тронулся.</text:p>
      <text:p text:style-name="P5">- На самом деле не всегда, - сказала Ана. - Вернее... Что-то интересное происходит всего раз в год. А все остальное время я просто провожу в кабинете.</text:p>
      <text:p text:style-name="P5">- Да... Я бы тоже иногда хотел побольше времени проводить в <text:soft-page-break/>кабинете.</text:p>
      <text:p text:style-name="P5">- Правда? - спросила Ана.</text:p>
      <text:p text:style-name="P5">Поезд набирал ход.</text:p>
      <text:p text:style-name="P5">- Пожалуй, что нет, - улыбнулся Нив.</text:p>
      <text:p text:style-name="P5">Когда они подходили к медицинскому центру - невыразительному пятиэтажному зданию, которое можно было отличить от других домов лишь по опознавательным вывескам у дверей, - то уже болтали как старые знакомые.</text:p>
      <text:p text:style-name="P5">- Ну надо же, - попробовал пошутить Нив, разглядывая монотонные стены центра, - я и сам, честно говоря, не был уверен в том, что мы его найдем.</text:p>
      <text:p text:style-name="P5">- А я сама бы точно не смогла... - сказала Ана. - Я даже не запомнила, как мы ехали.</text:p>
      <text:p text:style-name="P5">Она только сейчас поняла, что скоро он попрощается, встав перед ней в своих коричневых брюках и новой тщательно отглаженной куртке с отложным воротником, пожелает ей удачи и уйдет, сожелая о том, на сколько городских кварталов увело его от дома это случайное знакомство.</text:p>
      <text:p text:style-name="P5">Они остановились неподалеку от входа в медицинский центр, напротив стены, покрытой высохшей на солнце серо-голубой штукатуркой, которая когда-то была синей. Какие-то люди торопливо проходили мимо, вся улица была в движении, по эстакаде проносились поезда, поднимался ветер, но Ане казалось, что вокруг застыло, замерло в бессмысленном ожидании.</text:p>
      <text:p text:style-name="P5">Ана лихорадочно думала, мысленно произносила фразы. Надо было предложить... точное время, место встречи... где-нибудь, на краю этого выгоревшего на солнце города, вечером или утром, когда температура ниже, и не так людно, в торговом центре с потолком из стекла, где она могла бы снять респираторную маску.</text:p>
      <text:p text:style-name="P5">- Было очень приятно с вами познакомиться, - сказал Нив. - Вам в ближайшее время никуда больше не нужно? Я был бы очень рад...</text:p>
      <text:p text:style-name="P5">Ну конечно же ей нужно. Ана и правда начала придумывать какой-то вымученный поезд, поиски несуществующей станции в транспортной сети, но в итоге они просто договорились о новой встрече. Там, куда Ана смогла бы доехать сама. Ей хотелось пригласить его к себе домой, но она не решилась - ведь это было так преждевременно, это могло его оттолкнуть.</text:p>
      <text:p text:style-name="P5">Уже на следующий день, после ненавистного уколы новым препаратом, она ехала в поезде с необычным волнующим чувством, что ее ждут, у нее свидание, и она не просто ищет жирную точку на неправильной схеме движения скоростных поездов.</text:p>
      <text:p text:style-name="P5">Иногда, вспоминая об этом дне - самого долгого за всю ее жизнь - Ана думала, что Нив захотел тогда с ней встретиться то ли из жалости, то <text:soft-page-break/>ли из любопытства - желая узнать, что же скрывает ее респираторная маска. Она не была уверена, что он не разочаровался - раздражения на коже уже тогда были довольно сильными. Но почему он в таком случае вообще стал встречаться с ней?</text:p>
      <text:p text:style-name="P5">Первое время они много ходили по городу, хотя Ана совсем не любила гулять пешком. Она так и не решалась рассказать Ниву о своих приступах, зато могла часами говорить о работе. Когда несколько раз Ане становилось при нем совсем плохо, и у нее уже не получалось это скрывать, то ее пугало даже не то, что она не могла дышать - а то, что он видит это.</text:p>
      <text:p text:style-name="P5">Нив тоже был не против рассказать ей о своей работе. Ана взволнованно слушала его истории и словно искала совпадения между ними. Они оба любили радио - как и большинство людей на Дёзе. Нив не любил фотографии, и Ана сказала, что тоже не любит. В их работе было так много общего, но при этом Ана все дни проводила в тесной комнате, а Нив постоянно получал новые направления - станции за городской чертой, радио-релейные сети, какие-то таинственные объекты, о которых он не мог говорить.</text:p>
      <text:p text:style-name="P5">Она так и не приглашала его к себе домой - поначалу не решалась, а потом ей было просто неловко показывать свою душную квартиру. Нив тоже не звал ее к себе. Они просто встречались как друзья или коллеги по работе, чтобы обсудить что-то или вместе пообедать или сходить в какой-нибудь музей освоения космоса, где фосфоресцирующие шары, подвешенные в темноте, изображали планеты, застывшие на каких-то неправильных траекториях вокруг электрического светила, как будто всю солнечную систему хватил паралич. Нив любил планетарии. А Ане было все равно куда идти. Им не могла помешать даже сокровенная темнота космических галактик и звезды, яркость света которых зависела от напряжения в электрической сети.</text:p>
      <text:p text:style-name="P5">Ниве быстро разобрался в том, где, в каких помещениях отфильтрованный воздух с легким привкусом хлора и озона был достаточно чистым для того, чтобы Ана могла снять респираторную маску. </text:p>
      <text:p text:style-name="P5">В ярком газовом свету под мерное дыхание очистителей Ана аккуратно размыкала металлические крепления своей уродливой черной маски, быстро прятала ее под одеждой и всегда улыбалась Ниву, как бы здоровая во второй раз - вот она, настоящая. И они превращались в самую обычную пару, на них уже никто не смотрел.</text:p>
      <text:p text:style-name="P5">В торговых центрах иногда было неприятно людно, от постоянно шума и заносчивых объявлений начинала болеть голова, но порой - точно можно выгадать час, как на некоторых станциях надземки, когда в перерывах между поездами в зале ожидания не увидишь никого, кроме <text:soft-page-break/>полицейских - торговые центры становились опустошенным, застывали в тишине, которая вызывала смесь восторга и ужаса. Брошенные магазины, витрины с манекенами из подтаявшего воска, забегаловка, где кто-то оставил на столе недопитую чашку, вымытый до блеска пол. И она - без респираторной маски. Таким по крайней мере это сохранилось в ее памяти.</text:p>
      <text:p text:style-name="P5">Ана даже не решалась спросить Нива, живет ли он один. К кому он ехал тогда. Ждет ли его кто-нибудь по вечерам. Ей не хотелось знать ответ. Ей казалось, что они гуляли вместе много дней подряд, каждое утро она отправлялась на встречу, всегда в один и тот же час, а потом Нив поцеловал ее.</text:p>
      <text:p text:style-name="P5">Она о чем-то говорила, часто вздыхая - легкие ее устали от такого количества слов, на которые она без устали тратила свое дыхание, - а Нив просто склонился над ней и, ничего не говоря, глядя ей прямо в глаза - Ана пораженно замолчала - поцеловал ее, едва коснувшись губ.</text:p>
      <text:p text:style-name="P5">Ана смутилась. Она как будто не ожидала, что Нива может заинтересовать в ней что-то, кроме разговоров. Нив пробормотал что-то, сконфуженно извиняясь - это произошло случайно, он не хотел, это был просто неосознанный порыв - так соответствовавший укромной тишине безлюдного торгового центра и больничному запаху неживого отфильтрованного воздуха, который наполнял их легкие.</text:p>
      <text:p text:style-name="P5">Весь оставшийся день Ана была молчаливой, а ночью долго не могла заснуть. Она думала, почему он поцеловал ее, почему именно тогда, так медленно и осторожно, словно боялся прикосновения. Это было так непривычно, так непонятно чувствовать себя привлекательной для кого-то. Быть может, он сам тут же пожалел об этом поцелуе, и поэтому даже стал извиняться.</text:p>
      <text:p text:style-name="P5">Они не виделись несколько дней, а когда встретились вновь, и Нив, почему-то дождавшись, когда она снимет респираторную маску, вновь начал оправдываться за свой поцелуй, Ана не дала ему договорить, она сказала сама...</text:p>
      <text:p text:style-name="P5">Ана часто представляла пустыню, когда вспоминала о первых днях их знакомства, хотя они никогда не ездили вместе на окраину, где ощущение пространства, свободы, открытого неба, которого так не хватало в застроенном городе, быстро сменялось гнетущим чувством пустоты, стоило лишь посмотреть на простиравшееся за последней улицей анильское море. Это было неестественно и даже страшно - помнить о том, чего в действительности не происходило тогда. Если только движение песков, порывы пустынного ветра, приносившего бесконечную пыль, которая забивала респираторные фильтры, не были как-то неделимо связаны с их знакомством, обстоятельствами их встречи, первой разлукой, первым его возвращением. Память не знала прошедшего времени. В <text:soft-page-break/>воспоминаниях Аны не было разницы межде тем, что происходило несколько дней и многие годы назад.</text:p>
      <text:p text:style-name="P5">Они продолжали гулять вместе, ездить на поездах - Ана даже не запоминала названия станций, она думала только о том, когда, забежав с Нивом в какой-нибудь торговый центр, планетарий или ботанический сад, избавится наконец от своей респираторной маски, и Нив привлечет ее к себе, поцелует, нежно и в то же время настойчиво, а она будет обнимать его за широкие сильные плечи.</text:p>
      <text:p text:style-name="P5">Сокровенная темнота искусственных галактик, растения в герметичных колбах, казавшиеся крашеными муляжами, радиоприемники на витринах, умевшие ловить бессчетное количество волн, охватывавших уставшую планету, и респираторная маска, все время мешавшаяся, когда становилась ненужной - в руках или даже стыдливо спрятанная под куртку - все это сохранилось как невольное свидетельство, доказательство того, что они были вместе в те дни. Ана вспоминала - как Нив пытается открыть для нее дверь и почему-то колеблется, как они встречаются на станции, и он не решается ее обнять, как помогает одется - они уходят из кафе, счет уже оплачен, - и ее респираторная маска грузно выдает из куртки. </text:p>
      <text:p text:style-name="P5">Нив всегда казался немного неловким. <text:s/>Ему как будто доставляло немало сложностей даже просто похвалить ее платье, которое она одевала на праздник. Можно было подумать, что Нив все время боится ненароком обидеть ее, сказать что-нибудь не то - как в день их знакомства в вагоне надземки. Но Ану не волновало это. Ее даже смешили его неуклюжие попытки пошутить, хотя он часто не говорил ничего смешного и сам же, растерянно понимая это, как-то странно улыбался, поджимая губы, словно извиняясь за что-то. И только во время поцелуев вся эта неловкость исчезала.</text:p>
      <text:p text:style-name="P5">Нив часто говорил ей, какие у нее красивые глаза, именно глаза - то, что не могла скрыть даже респираторная маска. Он говорил, что никогда даже не мог себе представить, что глаза бывают такого цвета - серые, почти голубые, как небо после дождя.</text:p>
      <text:p text:style-name="P5">А потом Нив уехал в первый раз - на ретранслирующую станцию за чертой города, к стене, преграждавшей движение песков, - и ждать его было так мучительно, что, когда, спустя целую вечность, длившуюся несколько дней, он наконец вернулся, Ана решилась пригласить его к себе домой. И попросила остаться.</text:p>
      <text:p text:style-name="P5">Она жила в старом районе, где недавно проложили высотные линии для поездов, выглядившие так противоестественно и неуместно среди обветшалых выцветших стен, в высоком обветренном доме, который построили еще до того, как пустыня начала подступать к городу. Ее тесная квартирка была на восьмом этаже, и Нив почему-то считал это число <text:soft-page-break/>счастливым.</text:p>
      <text:p text:style-name="P5">Даже спустя много дней после того, как Нив переехал к ней, Ана не могла поверить, что она больше уже не одна. Как не могла потом поверить в то, что его нет, когда он снова уезжал. </text:p>
      <text:p text:style-name="P5">Дни вокруг тянулись медленно. Все вокруг напоминало ей о нем. Ожидание было таким долгим, что стало похоже на траур.</text:p>
      <text:p text:style-name="P5">Иногда Ане казалось, будто бы все то время, которое они встречались перед тем, как Нив поселился вместе с ней на восьмом этаже, длилось всего лишь один стремительный яркий день или даже несколько часов. Ты думаешь, что еще совсем недавно погас рассвет, что еще только утро, но тени от домов уже становятся длинными, близится вечер, сумерки, пустая и беззвучная ночь.</text:p>
      <text:p text:style-name="P5"/>
      <text:p text:style-name="P3">4</text:p>
      <text:p text:style-name="P5"/>
      <text:p text:style-name="P5">Когда Ана возвращалась домой, то уже начинало темнеть.</text:p>
      <text:p text:style-name="P5">У нее не было приступа, которого она так боялась. Однако во время своих бесцельных блужданий по надземке она вновь заблудилась и долго пыталась понять, как ей вернуться на нужную линию, по которой она сможет доехать до Гарни. У Аны больше не было чувства, что ее кто-то ждет, и она едет на встречу к кому-то - ее ждал лишь бесцветный одинокий вечер и радио-приемник, который, как ей казалось, она забыла выключить перед тем как уйти.</text:p>
      <text:p text:style-name="P5">Ана утомила это бесцельное путешествие, заброшенные окраины, на которых город словно умирал, станции, где никто не ждал поездов, и она хотела лишь скорее вернуться домой - наверняка очиститель воздуха уже заработал в полную силу, - но она не была даже уверена, что едет по правильной ветке. Однако ей не хотелось спрашивать у кого-то дорогу.</text:p>
      <text:p text:style-name="P5">Ана была уставшей и расстроенной, ее не пугали даже приближавшиеся сумерки и то, что она может провести всю ночь на какой-нибудь станции, ожидая, когда завершится час тишины. Она не сразу заметила, что на улице что-то происходит.</text:p>
      <text:p text:style-name="P5">На одной из остановок люди как-то необычно торопливо зашли в вагон, нервно оглядываясь на опустевшую платформу, и, когда поезд тронулся с судорожным рывком, под шум помех из динамиков - как эхо от непрозвучавшего объявления, - стали что-то взволнованно разглядывать в окно. </text:p>
      <text:p text:style-name="P5">Поезд двигался необычно шумно, Ана поначалу решила, что под конец дня, когда заканчивается действие ее препаратов, и дышать снова становится тяжело, ее начинают раздражать любые резкие звуки. Но потом она посмотрела в окно как и все остальные.</text:p>
      <text:p text:style-name="P5"><text:soft-page-break/>Улицы для этого времени, еще до заката солнца, были необычно пусты - как будто незаметно объявили внеурочный час тишины или страшная тревога, беззвучная как в безвоздушном пространстве, распугала всех прохожих. Изредка можно было заметить одинокую фигуру какого-нибудь человека, бежавшего, точно спасаясь бегством, вдоль скоростных путей, по направлению к ближайшему зданию. </text:p>
      <text:p text:style-name="P5">Ана никак не могла понять, что происходит.</text:p>
      <text:p text:style-name="P5">Не раздавался истошный вой сирен, не пылали на стенах домов ярко-красные панические огни - лишь поезд с режущим свистом рассекал вечерний воздух, пролетая над безлюдными улицами. И только когда стекла вагонов стало обдавать уличной пылью, Ана вдруг увидела - волны песка над тротуарами, обрывки бумаги, которые бешено носились в воздухе, мечущиеся тени от фонарей на зданиях. Ветер. </text:p>
      <text:p text:style-name="P5">За окном что-то ярко блеснуло и затем, чуть опаздывая за молнией, послышался громовой раскат, отраженный от многочисленных стен, словно усиленный слепыми тоннелями кварталов.</text:p>
      <text:p text:style-name="P5">Ана видела зарождение дождя.</text:p>
      <text:p text:style-name="P5">Когда Ана подъезжала к станции, на которой собиралась выходить, то по хлипким стенам вагона уже вовсю хлестал неудержимый ливень, улица в окне стала терять осязаемую плотность и привычные цвета, словно все вокруг смывали тяжелые потоки пены, а небо превратилось в ревущий водопад. Она заколебалась, решая, выбежать ли ей под дождь, на открытый перрон, или поехать дальше, не зная даже, куда завезет ее поезд. На какое-то мгновение ей показалось, что их длинный несущийся сквозь потоки воды состав даже не остановится на станции - музыка из динамиков не играла, поезд слишком поздно стал замедляться - машинист, наверное, не сразу заметил огни приближающейся станции, и Ану сильно качнуло от резкого торможения. Когда состав наконец остановился, она была единственной, кто выбежал в открывшиеся двери, прикрывая голову поднятным воротником куртки.</text:p>
      <text:p text:style-name="P5">Ана быстро пересекла перрон, но все равно успела намокнуть. Руки ее дрожали, она впервые в жизни попала под дождь. </text:p>
      <text:p text:style-name="P5">В зале ожидания собралась <text:s/>уже целая толпа. Некоторые даже стояли на лестнице, у подступов к платформе. Большинство из этих людей попали на станцию с улицы, перед началом грозы, и даже те, кто собирался уехать на поезде, не решались подняться на залитый дождем перрон.</text:p>
      <text:p text:style-name="P5">Ана спустилась вниз, отряхивая свою мокрую куртку. Широкий обмякший воротник тяжело свисал у нее на спине. В ботинки попала вода. На Ану смотрели как на прокаженную. Она попыталась протиснуться поближе к окну - ей вдруг захотелось посмотреть на дождь, гул которого отдавался в каменных стенах - и ее опасливо пропускали, некоторые даже <text:soft-page-break/>боялись к ней прикоснуться.</text:p>
      <text:p text:style-name="P5">Но Ану почему-то совсем не беспокоило то, что она попала под дождь.</text:p>
      <text:p text:style-name="P5">Через окна зала ожидания, плотно закрытые, с широкими исцарапанными стеклами, по которым хлестали косые струи воды, было невозможно что-то увидеть. Ана стояла, вытирая капли со лба. Она подумала, что этот дождь, пропущенный бюро прогнозов, предсказанный на неверное время, должен был начаться даже не вчера, а много дней назад, вместо яркого лицемерного праздника, после которого до сих пор в некоторых районах висели обвислые флаги.</text:p>
      <text:p text:style-name="P5">Со стен в зале врубились громкоговорители - на полную громкость, до раздражающего электрического звона, и надсадный металлический голос предупреждал об изменении в графике движения поездов. Потом, словно устав от бессмысленных объявлений, механический диктор замолчал, и послышалась плавная успокаивающая музыка - видимо, громкую связь переключили на какую-то случайную радио-волну.</text:p>
      <text:p text:style-name="P5">Очистители воздуха не работали - если они вообще были на этой станции. В зале быстро стало душно. Люди громко разговаривали, обсуждали неожиданный дождь. Некоторые жаловались на то, что им придется провести на этой захолустной окраине всю ночь, хотя вечер только начался - правда, из-за пасмурной темени на улице в это было трудно поверить.</text:p>
      <text:p text:style-name="P5">Ана старалась глубоко дышать, но все равно у нее начала болеть голова, и все вокруг потемнело, точно после резонирующих объялений в зале ожидания приглушили свет.</text:p>
      <text:p text:style-name="P5">Станция не была рассчитана на такую толпу народа. Ветер на улице обдавал отсыревшие стены домов пеной дождя, и воздух, пропитанный водой, которая зародилась в результате химических реакций, наверняка был обжигающе холодным, но двери и окна нельзя было открывать. Ана представила, что, если ей станет плохо, никто даже не попытается ей помочь - никто не вызовет врачей, да и те не поедут в дождь - люди решат, что у нее впечатлительный обморок из-за неожиданной грозы или же непонятный пугающий приступ, мгновенный паралич из-за того, что она попала под дождь. Впрочем, может быть, кто-нибудь попытается снять с нее респираторную маску. Хотя бы просто из любопытства. Или чтобы проверить, не перестала ли она дышать.</text:p>
      <text:p text:style-name="P5">Размеренно и глубоко.</text:p>
      <text:p text:style-name="P5">Медленная мелодия по радио сменилась другой, послышались легкие помехи, выдавашие природу сигнала, а новая музыка, ритмичная и быстрая, слоно стала пытаться выдерживать нервный ритм дождя.</text:p>
      <text:p text:style-name="P5">Казалось, что гроза будет длиться вечность.</text:p>
      <text:p text:style-name="P5"><text:soft-page-break/>Ана отыскала в кармане памятку Ниву, беспомощно надеясь, что может найти в ней какое-нибудь объяснение происходящему. Она воспринимала все вокруг необычно отстраненно, словно во сне. Быть может, все же действие утреннего укола еще не успело завершиться.</text:p>
      <text:p text:style-name="P5">Ана развернула записку. Бумага уже истрепалась в местах сгибов. Адреса, незнакомые названия, которые звучали как древние заклятия, дробные числа радио-частот, описание того, как переключать комнатный очиститель воздуха на бесполезный режим внутренней циркуляции, когда он лишь с дрожащим гулом перегонял через себя духоту. Для кого все это писалось? И почему Нив просто оставил эту памятку на столе?</text:p>
      <text:p text:style-name="P5">Ана почувствовала немощную слабость в ногах. Она пробралась поближе к стене неподалеку от занятой скамейки и уселась прямо на затоптанный пол. Рядом стояла высокая цилиндрическая урна, вся почерневшая изнутри, но Ана не различала запахов. На улице шумел проливной дождь.</text:p>
      <text:p text:style-name="P5">Ана подумала - а зачем он всегда пытался объяснить ей, как разбираться в карте движения поездов? К врачу они всегда ходили вместе, и Ана никогда на ездила по надземке одна, только на работе, по одной и той же северной магистрали, уже много лет подряд. Почему же тогда? Ведь они бы никогда познакомились, если б Ана не заблудилась в тот день. Не жалел ли он? О чем он думал, когда уезжал в последний раз?</text:p>
      <text:p text:style-name="P5">Стал плохо работать приемник, говорил он, кажется, незадолго перед отъездом. Они расставилсь, а его беспокоило радио. Плохо работает приемник, нет четкого сигнала, хотя, возможно, это просто атмосферные помехи. </text:p>
      <text:p text:style-name="P5">Ана постаралась сосредоточиться, вспомнить последние дни перед тем, как уехал Нива. Все вокруг - гул голосов в переполненном зале ожидания, музыка с металлическими нотками, шум ливня - потеряло вдруг всякое значение, как и то, что она не могла дышать.</text:p>
      <text:p text:style-name="P5">Вместо разговора о радио, Ана представила, как поздним вечером - кажется, на улице, потому что все вокруг было в синем свету газовых фонарей, - он наклонился к ней и сказал, улыбаясь, в ответ на что-то:</text:p>
      <text:p text:style-name="P5">- Некоторые вещи просто...</text:p>
      <text:p text:style-name="P5">Ана хотела возразить, но не успела.</text:p>
      <text:p text:style-name="P5">- С этим приходится жить... - И Нив отступил назад, отодвинулся в темноту.</text:p>
      <text:p text:style-name="P5">Ана попыталась вспомнить, о чем они говорили тогда, что она его спросила, почему он так сказал, но память отказывалась ей подчиняться, и она вновь увидела свою неясную комнату, вечерний сумрак и уличный свет из окна, из-за которого стены казались другого цвета, и шипящее радио на столе. Нив пытается настроить станцию и не может. Тишина сменяется <text:soft-page-break/>шумом помех и обратно. Нив говорит, что надо купить новый приемник, когда он вернется.</text:p>
      <text:p text:style-name="P5">- Этот в любом случае уже слишком стар...</text:p>
      <text:p text:style-name="P5">Ана почти услышала его голос - но воспоминание тут же поблекло, исчезли окно и вид из окна, стол, приемник и Нив. Ана помнила, но увидеть уже не могла.</text:p>
      <text:p text:style-name="P5">Любил ли он ее? Или ему было просто любопытно? Или же он устал от одиночество, как и она сама - в этом городе, окруженном пустыней, где так много людей, что невозможно дышать. </text:p>
      <text:p text:style-name="P5">Ана глубоко взохнула, и ей вновь послышалось, что страшно захрипела ее респираторная маска. Что-то было не в порядка. Ана подумала о своем последнем визите к врачу, левая рука заболела - ей наверняка бы полегчало, если б она сделала себе еще один укол как раньше, как советовали в медицинском центре, когда становится совсем невыносимо по вечерам. Но у Аны ничего не было. И почему Нив не записал об этом в своей непонятной памятке - всегда брать с собой ампулу и шприц.</text:p>
      <text:p text:style-name="P5">Ана сидела, прислонившись спиной к стене. Ей казалось, что свет в холле медленно гаснет, голоса людей тускнеют и сливаются в неразборчивый шум, их движения становятся плавными, незавершенными. Вот какой-то мальчик, совсем еще маленький, настойчиво тянет руку к своей матери и замирает, фигура его тает в сумраке. Пожилой мужчина на скамейке, листавший изжелтевшую самодельную тетрадь, устало морщится, касается пальцами лба, и прошитые нитками страницы, ненароком выскользнув из рук, начинают, растрепавшись, падать с вядым шелестом рядом с Аной и вдруг застывают над полом. Даже грохот ливня как будто становился тише, но Ана по-прежнему отчеливо слышала каждый свой вздох.</text:p>
      <text:p text:style-name="P5">Ана снова закрыла глаза, попробовав сосредоточиться на образах - комната, приемник, Нив, - чтобы вновь услышать его голоса и почувствовала, как ее затягивает глубокая головокружительная темнота. Она, должно быть, ненадолго потеряла сознание - или же все действительное произошло за несколько секунд. Толпа в холле внезапно оживилась, послышались возбужденные крики - а, может, Ана просто так реагировала на человеческие голоса.</text:p>
      <text:p text:style-name="P5">Она открыла глаза.</text:p>
      <text:p text:style-name="P5">Дождь закончился и, хотя на улице было по-прежнему темно - непонятно, то ли из-за пасмурной половоки неба, то ли потому что действительно наступили сумерки, - люди с какой-то панической спешкой стали ломиться в двери зала. Никто как будто не сомневался, что это лишь краткий перерыв перед началом еще более сильного дождя и нужно найти <text:soft-page-break/>место получше, с просторным холлами, работающими очистителями, удобными скамьями, где можно переждать, пока не завершится это светопреставление, а возможно, и провести всю ночь. Ана услышала, как кто-то говорил, что совсем недалеко от станции, один квартал вниз по улицу, есть большой торговый центр и что тот должен еще работать в эти часы.</text:p>
      <text:p text:style-name="P5">Люди задевали Ану, некоторые даже спотыкались о ее ноги. Она попробовала встать. Двери были широко распахнуты в ненастные сумерки, в зал тянуло холодом, таким противоестественным в середине жаркого сезона. Но идти Ана не могла - ее качало. Она даже с трудом поднялась <text:s/>- в глазах тут же потемнело, - и стояла, уперевшись руками в стену. Она была уверена, что если ее кто-нибудь толкнет - хотя бы вскользь заденет плечом, - то она тут же упадет на затоптанный пол и больше встать уже не сможет.</text:p>
      <text:p text:style-name="P5">Когда зал ожидания опустел, Ана осторожно, точно калека, медленно передвигая дрожащими ногами, выбралась на улицу. Дышать после дождя было необычно легко, хотя ей казалось, что в легких у нее оседает едва различимый запах кислоты, который не могла остановить даже респираторная маска. Вместо неба над головой был черный клубящийся дым.</text:p>
      <text:p text:style-name="P5">На большинстве домов, казавших недавно покрашенными из-за размокшей штукатурки, не было даже водостоков, и мыльная дождевая пена стекала прямо по стенам, образуя на тротуаре глубокие лужи ручьи. </text:p>
      <text:p text:style-name="P5">Ветер был таким сильным, что мешал ей идти. С вывесок и фонарей, неровно державшихся в металлических опорах, слетали брызги воды, рассыпаясь на мостовой - и казалось, что дождь начинается вновь. По небу, полностью затянутому тучами, нельзя было даже определить время суток. Быть может, те люди из зала не успеют даже дойти до своего торгового центра до того, где-то над городом, в черных тучах, накопится статическое электричество, и брошенные улицы осветит вспышка грозы. Везде погаснет свет, точно нельзя расходовать электричество во время дождя, остановятся все транспортные линия - поезда встанут прямо посреди линий, замерев на улицами, выключат все очистители воздуха, и в городе до самого утра будет нечем дышать.</text:p>
      <text:p text:style-name="P5">Ана нерешительно стояла посреди улицы, под эстакадой, думая, куда ей идти. Она чувствовала себя значительно лучше, но это было похоже на краткое возвращение к жизни после комы - лишь на строго размеренное по больничным часам время - перед тем, как вновь провалиться в мертвящий сон. Когда забываешь дышать во сне, но не просыпаешься от удушья.</text:p>
      <text:p text:style-name="P5">Она могла пойти в торговый центр, как и остальные - меньше квартала вниз по улице - или куда-нибудь еще, где есть просторные помещения, герметично закрытые, охлаждаемые сотнями очистителей, и <text:soft-page-break/>воздух не закончится так быстро, как в зале ожидания на станции. Или можно было попытаться добраться до соседней линии, по которой все еще ходят поезда, и вернуться домой, где работает радио и очиститель воздуха.</text:p>
      <text:p text:style-name="P5">Ветер продолжал усиливаться. Ана достала из кармана памятку Нива. Названия станций надземки, радио-частоты, непонятные цифры, даты, адреса. Ана вдруг почувствовала, насколько бессмысленным и ненужным был этот список. Нив как будто странно подшутил над ней на прощание. А она все время носила эту бесполезную памятку с собой.</text:p>
      <text:p text:style-name="P5">Ана порвала список прямо по полосе сгиба; затрепанная бумага разошлась легко и беззвучно. Над ней вместе с ревущим ветром пронесся скоростной поезд, уходивший вдаль, откуда приехала Ана, ослепляя сумеречную улицу прожекторными фарами. Ана разорвала памятку снова. И еще раз. И еще. Как можно мельче. Пока сложенная во много слоев бумага не перестала поддаваться. Ана скомкала в руке обрывки - почему-то влажные, хотя дождь еще не начался - <text:s/>и бросила их в пенистый ручей, который стекал вниз по пологому тротуара, к расселине у стены дома.</text:p>
      <text:p text:style-name="P5">И тут Ана почувстствовала резкую, отдающуюся во всем теле боль в груди. Комок бумаги неотвратимо таял в ручье, разворачиваясь, впитывая воду. Ана упала на колени, зачерпнула его ладонью, но была уже поздно. Чернила расплылись, намокшая бумага расслаивалась, стоило лишь коснуться ее пальцем. Она уничтожила самое дорогое, что у нее было, предала воспоминания. Теперь она уже не услышит голос Нива, осталась только пустота. Теперь она никогда не узнает, что он хотел сказать, о чем собирался написать - тогда, в тот пронзительный день, перед его последним отъездом.</text:p>
      <text:p text:style-name="P5">Ана была готова отдать все что угодно, вытерпеть мучительный приступ удушья, провести всю ночь под дождем, только бы вернуть назад время, сохранить записку.</text:p>
      <text:p text:style-name="P2">Ана заплакала, ее словно разрывало изнутри. Стон, заглушенный фильтрами респираторной маски, превращался в хрип. Все было напрасно, все потеряло смысл. Ана продолжало сжимать в руке липкие клочки бумаги, ставшие синими от растворившихся чернил. <text:s/>Дышать снова стало тяжело, однако Ана не могла остановиться. Слезы стекали по респираторной маске, она вздрагивала как от холода. Все потеряно, она теперь одна. Ана попыталась снять респираторную маску, но та словно прилипла к ее лицу, а непослушные дрожащие пыльцы отказывались снять зажимы. И тут она глубоко, через силу, вздохнула и замерла, словно задерживая слезы вместе с дыханием. Ана бросила разорванную памятку на тротуар. Небо вдалеке, над серыми силуэтами домов у горизонта, стало совсем черным. Еще один поезд пролетел по эстакаде - последний, как подумала Ана, перед тем, как парализует весь город. Она посмотрела вслед <text:soft-page-break/>удаляющемуся составу и, словно в подтверждение ее слов, огни на эстакаде стали вспыхивать красным. Дыхание ее постепенно восстановилось, но она чувствовала себя уставшей, обессиленной, больной. Ана закуталась в свою отяжелевшую от воды куртку и пошла - с трудом, превозмогая усталость - вниз по улице. Над высокими домами вдалеке уже вовсю поливал дожд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4M55S</meta:editing-duration>
    <meta:editing-cycles>315</meta:editing-cycles>
    <meta:generator>OpenOffice.org/3.1$Win32 OpenOffice.org_project/310m11$Build-9399</meta:generator>
    <dc:date>2010-01-22T03:52:54.59</dc:date>
    <dc:creator>Василий Воронков</dc:creator>
    <meta:document-statistic meta:table-count="0" meta:image-count="0" meta:object-count="0" meta:page-count="27" meta:paragraph-count="242" meta:word-count="9815" meta:character-count="63449"/>
    <meta:user-defined meta:name="Info 1"/>
    <meta:user-defined meta:name="Info 2"/>
    <meta:user-defined meta:name="Info 3"/>
    <meta:user-defined meta:name="Info 4"/>
  </office:meta>
</office:document-meta>
</file>